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f82b" officeooo:paragraph-rsid="0000f82b"/>
    </style:style>
    <style:style style:name="P2" style:family="paragraph" style:parent-style-name="Standard">
      <style:paragraph-properties fo:text-align="center" style:justify-single-word="false"/>
      <style:text-properties fo:color="#c9211e" fo:font-size="14pt" fo:font-weight="bold" officeooo:rsid="0000f82b" officeooo:paragraph-rsid="0000f82b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rsid="00070532" officeooo:paragraph-rsid="00070532"/>
    </style:style>
    <style:style style:name="P4" style:family="paragraph" style:parent-style-name="Standard">
      <style:text-properties officeooo:rsid="000f6894" officeooo:paragraph-rsid="000f6894"/>
    </style:style>
    <style:style style:name="P5" style:family="paragraph" style:parent-style-name="Standard" style:list-style-name="L1">
      <style:text-properties officeooo:rsid="0010e3d1" officeooo:paragraph-rsid="0010e3d1"/>
    </style:style>
    <style:style style:name="P6" style:family="paragraph" style:parent-style-name="Standard" style:list-style-name="L1">
      <style:text-properties officeooo:rsid="0013333f" officeooo:paragraph-rsid="0013333f"/>
    </style:style>
    <style:style style:name="P7" style:family="paragraph" style:parent-style-name="Standard" style:list-style-name="L1">
      <style:text-properties officeooo:rsid="0013333f" officeooo:paragraph-rsid="00208798"/>
    </style:style>
    <style:style style:name="P8" style:family="paragraph" style:parent-style-name="Standard">
      <style:text-properties officeooo:paragraph-rsid="0010e3d1"/>
    </style:style>
    <style:style style:name="P9" style:family="paragraph" style:parent-style-name="Standard" style:list-style-name="L1">
      <style:text-properties officeooo:rsid="0013e456" officeooo:paragraph-rsid="0013e456"/>
    </style:style>
    <style:style style:name="P10" style:family="paragraph" style:parent-style-name="Standard" style:list-style-name="L1">
      <style:text-properties officeooo:rsid="0013e456" officeooo:paragraph-rsid="0027255c"/>
    </style:style>
    <style:style style:name="P11" style:family="paragraph" style:parent-style-name="Standard">
      <style:text-properties officeooo:rsid="0013e456" officeooo:paragraph-rsid="0027255c"/>
    </style:style>
    <style:style style:name="P12" style:family="paragraph" style:parent-style-name="Standard" style:list-style-name="L1">
      <style:text-properties officeooo:rsid="001b2e1a" officeooo:paragraph-rsid="001b2e1a"/>
    </style:style>
    <style:style style:name="P13" style:family="paragraph" style:parent-style-name="Standard">
      <style:text-properties officeooo:rsid="002acd42" officeooo:paragraph-rsid="002acd42"/>
    </style:style>
    <style:style style:name="P14" style:family="paragraph" style:parent-style-name="Standard">
      <style:text-properties officeooo:rsid="002c26d3" officeooo:paragraph-rsid="002c26d3"/>
    </style:style>
    <style:style style:name="P15" style:family="paragraph" style:parent-style-name="Standard">
      <style:text-properties officeooo:paragraph-rsid="002ec173"/>
    </style:style>
    <style:style style:name="P16" style:family="paragraph" style:parent-style-name="Standard">
      <style:text-properties officeooo:rsid="0035c8f9" officeooo:paragraph-rsid="0035c8f9"/>
    </style:style>
    <style:style style:name="P17" style:family="paragraph" style:parent-style-name="Standard">
      <style:text-properties officeooo:rsid="0038c705" officeooo:paragraph-rsid="0038c705"/>
    </style:style>
    <style:style style:name="P18" style:family="paragraph" style:parent-style-name="Standard">
      <style:text-properties officeooo:rsid="003bbcd1" officeooo:paragraph-rsid="003bbcd1"/>
    </style:style>
    <style:style style:name="P19" style:family="paragraph" style:parent-style-name="Standard">
      <style:text-properties officeooo:rsid="004496db" officeooo:paragraph-rsid="004496db"/>
    </style:style>
    <style:style style:name="P20" style:family="paragraph" style:parent-style-name="Standard" style:list-style-name="L2">
      <style:text-properties officeooo:rsid="004496db" officeooo:paragraph-rsid="004496db"/>
    </style:style>
    <style:style style:name="P21" style:family="paragraph" style:parent-style-name="Standard" style:list-style-name="L2">
      <style:text-properties officeooo:rsid="004496db" officeooo:paragraph-rsid="004a878d"/>
    </style:style>
    <style:style style:name="P22" style:family="paragraph" style:parent-style-name="Standard" style:list-style-name="L2">
      <style:text-properties officeooo:rsid="004496db" officeooo:paragraph-rsid="004c5ea0"/>
    </style:style>
    <style:style style:name="P23" style:family="paragraph" style:parent-style-name="Standard">
      <style:text-properties officeooo:rsid="004ff4e7" officeooo:paragraph-rsid="004c5ea0"/>
    </style:style>
    <style:style style:name="P24" style:family="paragraph" style:parent-style-name="Standard">
      <style:text-properties officeooo:rsid="005208e7" officeooo:paragraph-rsid="005208e7"/>
    </style:style>
    <style:style style:name="P25" style:family="paragraph" style:parent-style-name="Standard">
      <style:text-properties officeooo:rsid="00546d24" officeooo:paragraph-rsid="00546d24"/>
    </style:style>
    <style:style style:name="T1" style:family="text">
      <style:text-properties officeooo:rsid="00083ee2"/>
    </style:style>
    <style:style style:name="T2" style:family="text">
      <style:text-properties officeooo:rsid="000baa73"/>
    </style:style>
    <style:style style:name="T3" style:family="text">
      <style:text-properties officeooo:rsid="000fedaf"/>
    </style:style>
    <style:style style:name="T4" style:family="text">
      <style:text-properties officeooo:rsid="0010e3d1"/>
    </style:style>
    <style:style style:name="T5" style:family="text">
      <style:text-properties officeooo:rsid="00118ba1"/>
    </style:style>
    <style:style style:name="T6" style:family="text">
      <style:text-properties officeooo:rsid="0013333f"/>
    </style:style>
    <style:style style:name="T7" style:family="text">
      <style:text-properties officeooo:rsid="00178b70"/>
    </style:style>
    <style:style style:name="T8" style:family="text">
      <style:text-properties officeooo:rsid="001bd3ec"/>
    </style:style>
    <style:style style:name="T9" style:family="text">
      <style:text-properties officeooo:rsid="001d78fa"/>
    </style:style>
    <style:style style:name="T10" style:family="text">
      <style:text-properties officeooo:rsid="001ddc3c"/>
    </style:style>
    <style:style style:name="T11" style:family="text">
      <style:text-properties officeooo:rsid="001e94d2"/>
    </style:style>
    <style:style style:name="T12" style:family="text">
      <style:text-properties officeooo:rsid="00208590"/>
    </style:style>
    <style:style style:name="T13" style:family="text">
      <style:text-properties officeooo:rsid="00208798"/>
    </style:style>
    <style:style style:name="T14" style:family="text">
      <style:text-properties officeooo:rsid="00236f38"/>
    </style:style>
    <style:style style:name="T15" style:family="text">
      <style:text-properties officeooo:rsid="002375e9"/>
    </style:style>
    <style:style style:name="T16" style:family="text">
      <style:text-properties officeooo:rsid="002501d7"/>
    </style:style>
    <style:style style:name="T17" style:family="text">
      <style:text-properties officeooo:rsid="0027255c"/>
    </style:style>
    <style:style style:name="T18" style:family="text">
      <style:text-properties officeooo:rsid="002d8ddd"/>
    </style:style>
    <style:style style:name="T19" style:family="text">
      <style:text-properties officeooo:rsid="002ec173"/>
    </style:style>
    <style:style style:name="T20" style:family="text">
      <style:text-properties officeooo:rsid="003169cd"/>
    </style:style>
    <style:style style:name="T21" style:family="text">
      <style:text-properties officeooo:rsid="0032f4f4"/>
    </style:style>
    <style:style style:name="T22" style:family="text">
      <style:text-properties officeooo:rsid="003d9a57"/>
    </style:style>
    <style:style style:name="T23" style:family="text">
      <style:text-properties officeooo:rsid="003db1af"/>
    </style:style>
    <style:style style:name="T24" style:family="text">
      <style:text-properties officeooo:rsid="003f1e83"/>
    </style:style>
    <style:style style:name="T25" style:family="text">
      <style:text-properties officeooo:rsid="003fb086"/>
    </style:style>
    <style:style style:name="T26" style:family="text">
      <style:text-properties officeooo:rsid="003fbcc2"/>
    </style:style>
    <style:style style:name="T27" style:family="text">
      <style:text-properties officeooo:rsid="004053c8"/>
    </style:style>
    <style:style style:name="T28" style:family="text">
      <style:text-properties officeooo:rsid="0041a939"/>
    </style:style>
    <style:style style:name="T29" style:family="text">
      <style:text-properties officeooo:rsid="00449a27"/>
    </style:style>
    <style:style style:name="T30" style:family="text">
      <style:text-properties officeooo:rsid="0045a945"/>
    </style:style>
    <style:style style:name="T31" style:family="text">
      <style:text-properties officeooo:rsid="0047173c"/>
    </style:style>
    <style:style style:name="T32" style:family="text">
      <style:text-properties officeooo:rsid="0047224b"/>
    </style:style>
    <style:style style:name="T33" style:family="text">
      <style:text-properties officeooo:rsid="004a878d"/>
    </style:style>
    <style:style style:name="T34" style:family="text">
      <style:text-properties officeooo:rsid="004c5ea0"/>
    </style:style>
    <style:style style:name="T35" style:family="text">
      <style:text-properties officeooo:rsid="004e214f"/>
    </style:style>
    <style:style style:name="T36" style:family="text">
      <style:text-properties officeooo:rsid="004fe0a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INCIPIO DI SOSTITUZIONE DI LISKOV</text:p>
      <text:p text:style-name="P1"/>
      <text:p text:style-name="P1"/>
      <text:p text:style-name="P3">Il principio di sostituzione dice che: <text:span text:style-name="T1">dato un programma che adopera gli oggetti ed esistono delle relazioni di sottotipo, </text:span><text:span text:style-name="T2">le proprietà interessate del programma devono essere preservate qualora a tutte le occorrenze di oggetti di tipo T sostituiamo oggetti di tipo S, con S sottotipo di T.</text:span></text:p>
      <text:p text:style-name="P3"/>
      <text:p text:style-name="P4">Tale principio <text:span text:style-name="T3">ci permette di poter ragionare sul codice senza doverci chiedere ogni volta se esso funzionerà.</text:span></text:p>
      <text:p text:style-name="P8"><text:span text:style-name="T4">Dobbiamo verificare 3 </text:span><text:span text:style-name="T6">regole</text:span><text:span text:style-name="T4"> per far valere tale principio:</text:span></text:p>
      <text:list xml:id="list636873609" text:style-name="L1">
        <text:list-item>
          <text:p text:style-name="P5">Regola delle segnature → <text:span text:style-name="T5">per ogni metodo che c’è nella superclasse allora ci deve essere anche nella sottoclasse con la stessa segnatura. </text:span><text:span text:style-name="T7">In questo caso le segnature sono definite compatibili.</text:span></text:p>
          <text:p text:style-name="P12">Un metodo ha <text:span text:style-name="T8">comunque </text:span>una segnatura compatibile se solleva meno eccezioni o di tipo più specifico, <text:span text:style-name="T9">e </text:span><text:span text:style-name="T11">il tipo di ritorno può essere covariante (ovvero il tipo di ritorno può essere più specifico)</text:span><text:span text:style-name="T10"> </text:span>.</text:p>
          <text:p text:style-name="P9">Il compilatore controlla che questa regola sia rispettata.</text:p>
          <text:p text:style-name="P9"/>
        </text:list-item>
        <text:list-item>
          <text:p text:style-name="P7">Regola <text:span text:style-name="T12">dei metodi → </text:span><text:span text:style-name="T13">ciascun metodo si deve comportare come si comporta il metodo del supertipo.</text:span></text:p>
          <text:p text:style-name="P10">Il compilatore <text:span text:style-name="T17">non può</text:span> controlla<text:span text:style-name="T17">re</text:span> che questa regola sia rispettata.</text:p>
          <text:p text:style-name="P7"><text:s/></text:p>
        </text:list-item>
        <text:list-item>
          <text:p text:style-name="P6">Regola <text:span text:style-name="T14">delle proprietà → </text:span><text:span text:style-name="T15">se ho una qualunque proprietà che posso definire per il mio programma </text:span><text:span text:style-name="T16">e che funziona se il programma utilizzo oggetti di tipo T, allora questa proprietà deve essere vera anche nel caso in cui vengano rimpiazzati gli oggetti di tipo T con oggetti di tipo S, per cui S è sottotipo di T.</text:span></text:p>
          <text:p text:style-name="P10">Il compilatore <text:span text:style-name="T17">non può</text:span> controlla<text:span text:style-name="T17">re</text:span> che questa regola sia rispettata.</text:p>
        </text:list-item>
      </text:list>
      <text:p text:style-name="P11"/>
      <text:p text:style-name="P11"/>
      <text:p text:style-name="P13">Come impatta la regola dei metodi sulla specificazione?</text:p>
      <text:p text:style-name="P14">L’estensione ha la possibilità di indebolire le precondizioni, ovvero <text:span text:style-name="T18">posso avere un metodo in una sottoclasse che accetta input più generici rispetto al metodo del supertipo.</text:span></text:p>
      <text:p text:style-name="P15"><text:span text:style-name="T19">Questa </text:span><text:span text:style-name="T20">prorietà</text:span><text:span text:style-name="T19"> </text:span><text:span text:style-name="T20">vale</text:span><text:span text:style-name="T19"> a patto che </text:span><text:span text:style-name="T21">il programmatore </text:span><text:span text:style-name="T19">sia in grado di verificare che le pre condizioni del supertipo implichino le precondizioni del sottotipo.</text:span></text:p>
      <text:p text:style-name="P16">Ad esempio Il supertipo lavora sui numeri interi positivi e il sottotipo su tutti I numeri interi.</text:p>
      <text:p text:style-name="P16"/>
      <text:p text:style-name="P17">Ciò impone <text:span text:style-name="T23">però </text:span>un <text:span text:style-name="T26">rafforzamento de</text:span>lle postcondizioni.</text:p>
      <text:p text:style-name="P18"><text:span text:style-name="T27">Ovvero, n</text:span><text:span text:style-name="T24">el caso in cui valgano le precondizioni d</text:span><text:span text:style-name="T25">el supertipo</text:span><text:span text:style-name="T24"> e</text:span><text:span text:style-name="T22"> valgono le postcondizioni del sottotipo, </text:span><text:span text:style-name="T28">allora</text:span><text:span text:style-name="T22"> devono valere le postcondizioni del supertipo.</text:span></text:p>
      <text:p text:style-name="P18"/>
      <text:p text:style-name="P19">Ad esempio, siano S e T due tipi di insiemi tale che S sia sottotipo di T.</text:p>
      <text:p text:style-name="P19">Immaginiamo che entrambi abbiano un metodo addzero tale per cui:</text:p>
      <text:list xml:id="list3220768153" text:style-name="L2">
        <text:list-item>
          <text:p text:style-name="P20">Le precondizioni di <text:span text:style-name="T29">questo metodo per</text:span> T specificano che l’insieme su cui opera non <text:span text:style-name="T30">deve essere vuot</text:span> vuoto. <text:span text:style-name="T30">Se </text:span><text:span text:style-name="T31">l’insieme quindi non è vuoto,</text:span><text:span text:style-name="T30"> allora <text:s/>aggiunge il valore </text:span><text:span text:style-name="T36">0</text:span><text:span text:style-name="T30"> </text:span><text:span text:style-name="T31">all’insi</text:span><text:span text:style-name="T32">eme</text:span><text:span text:style-name="T30">.</text:span></text:p>
        </text:list-item>
        <text:list-item>
          <text:p text:style-name="P21">Le precondizioni di <text:span text:style-name="T29">questo metodo per</text:span> T <text:span text:style-name="T33">non sono definite, tale per cui può sempre essere chiamato.</text:span></text:p>
          <text:p text:style-name="P22"><text:span text:style-name="T34">Le post condizioni indicano che </text:span><text:s/><text:span text:style-name="T34">il metodo </text:span><text:span text:style-name="T30">aggiunge il valore </text:span><text:span text:style-name="T36">0</text:span><text:span text:style-name="T30"> </text:span><text:span text:style-name="T31">all’insi</text:span><text:span text:style-name="T32">eme </text:span><text:span text:style-name="T35">nel caso in cui l’insieme non sia vuoto, altrimenti, </text:span><text:span text:style-name="T36">se l’insieme è vuoto,</text:span><text:span text:style-name="T35"> aggiunge </text:span><text:span text:style-name="T36">1</text:span><text:span text:style-name="T30">.</text:span></text:p>
        </text:list-item>
      </text:list>
      <text:p text:style-name="P23"/>
      <text:p text:style-name="P23"/>
      <text:p text:style-name="P23"/>
      <text:p text:style-name="P23"/>
      <text:p text:style-name="P24"><text:soft-page-break/>Come progettare un equals per un sottotipo?</text:p>
      <text:p text:style-name="P24"/>
      <text:p text:style-name="P25">Sia T supertioi di S. Sia a una variabile sia di T che di S e b una variabile solo di S.</text:p>
      <text:p text:style-name="P25"/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7T11:27:19.288627711</meta:creation-date>
    <meta:generator>LibreOffice/6.4.6.2$Linux_X86_64 LibreOffice_project/40$Build-2</meta:generator>
    <dc:date>2021-03-27T12:04:12.083054018</dc:date>
    <meta:editing-duration>PT36M17S</meta:editing-duration>
    <meta:editing-cycles>71</meta:editing-cycles>
    <meta:document-statistic meta:table-count="0" meta:image-count="0" meta:object-count="0" meta:page-count="2" meta:paragraph-count="25" meta:word-count="484" meta:character-count="2897" meta:non-whitespace-character-count="2440"/>
  </office:meta>
</office:document-meta>
</file>